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05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80.19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96.7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Hematite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or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iron ore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iron o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 mine strikes</text:p>
          </table:table-cell>
          <table:table-cell/>
        </table:table-row>
      </table:table>
      <table:table table:name="limestone" table:style-name="ta1" table:print="false">
        <table:table-column table:style-name="co4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mest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meston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limest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 mine strikes</text:p>
          </table:table-cell>
          <table:table-cell/>
        </table:table-row>
      </table:table>
      <table:table table:name=" lignite" table:style-name="ta1" table:print="false">
        <table:table-column table:style-name="co5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coal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8 mine strikes</text:p>
          </table:table-cell>
          <table:table-cell/>
        </table:table-row>
      </table:table>
      <table:table table:name="Tetrahedrite" table:style-name="ta1" table:print="false">
        <table:table-column table:style-name="co6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per or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copper or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copper or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ilver or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ilver ore</text:p>
          </table:table-cell>
        </table:table-row>
        <table:table-row table:style-name="ro1">
          <table:table-cell office:value-type="string" calcext:value-type="string">
            <text:p>10 mine strikes</text:p>
          </table:table-cell>
          <table:table-cell/>
        </table:table-row>
      </table:table>
      <table:table table:name="Adamantine" table:style-name="ta1" table:print="false">
        <table:table-column table:style-name="co7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ant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antin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amantin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Adamantin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Adamantin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Adamantine</text:p>
          </table:table-cell>
        </table:table-row>
        <table:table-row table:style-name="ro1">
          <table:table-cell office:value-type="string" calcext:value-type="string">
            <text:p>22 mine strikes</text:p>
          </table:table-cell>
          <table:table-cell/>
        </table:table-row>
      </table:table>
      <table:table table:name="lava boulder" table:style-name="ta1" table:print="false">
        <table:table-column table:style-name="co8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va r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va r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va rock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lava rock</text:p>
          </table:table-cell>
        </table:table-row>
        <table:table-row table:style-name="ro1">
          <table:table-cell office:value-type="string" calcext:value-type="string">
            <text:p>8 mine strik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 style:data-style-name="N2" text:time-value="22:42:59.6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05-12T00:02:40.33</meta:creation-date>
    <dc:date>2015-08-10T04:40:49.12</dc:date>
    <dc:creator>nate </dc:creator>
    <meta:editing-duration>PT14M39S</meta:editing-duration>
    <meta:editing-cycles>2</meta:editing-cycles>
    <meta:generator>LibreOffice/4.4.3.2$Windows_x86 LibreOffice_project/88805f81e9fe61362df02b9941de8e38a9b5fd16</meta:generator>
    <meta:document-statistic meta:table-count="6" meta:cell-count="78" meta:object-count="0"/>
  </office:meta>
</office:document-meta>
</file>